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d3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bcf3c4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1 Mhz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string" calcext:value-type="string">
            <text:p>ticks/sec</text:p>
          </table:table-cell>
          <table:table-cell table:style-name="Default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inch wiel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28*2/54*PI()" office:value-type="float" office:value="3.25794793705608" calcext:value-type="float">
            <text:p>3.25794793705608</text:p>
          </table:table-cell>
          <table:table-cell office:value-type="string" calcext:value-type="string">
            <text:p>m/omw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escaler</text:p>
          </table:table-cell>
          <table:table-cell table:style-name="Default" office:value-type="string" calcext:value-type="string">
            <text:p>ticks/sec</text:p>
          </table:table-cell>
          <table:table-cell table:style-name="Default" office:value-type="string" calcext:value-type="string">
            <text:p>one period in ms</text:p>
          </table:table-cell>
          <table:table-cell office:value-type="string" calcext:value-type="string">
            <text:p>ms /tick</text:p>
          </table:table-cell>
          <table:table-cell table:number-columns-repeated="2"/>
          <table:table-cell office:value-type="string" calcext:value-type="string">
            <text:p>kmh</text:p>
          </table:table-cell>
          <table:table-cell office:value-type="string" calcext:value-type="string">
            <text:p>m/h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pulse/s</text:p>
          </table:table-cell>
          <table:table-cell office:value-type="string" calcext:value-type="string">
            <text:p>s/puls</text:p>
          </table:table-cell>
          <table:table-cell office:value-type="string" calcext:value-type="string">
            <text:p>ms/pu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2]/[.A5]" office:value-type="float" office:value="1000000" calcext:value-type="float">
            <text:p>1000000</text:p>
          </table:table-cell>
          <table:table-cell table:formula="of:=1000*256/[.B5]" office:value-type="float" office:value="0.256" calcext:value-type="float">
            <text:p>0.256</text:p>
          </table:table-cell>
          <table:table-cell table:formula="of:=[.C5]/256" office:value-type="float" office:value="0.001" calcext:value-type="float">
            <text:p>0.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H5]/3600" office:value-type="float" office:value="0.277777777777778" calcext:value-type="float">
            <text:p>0.277777777777778</text:p>
          </table:table-cell>
          <table:table-cell table:formula="of:=[.I5]/[.$H$3]" office:value-type="float" office:value="0.0852615766563725" calcext:value-type="float">
            <text:p>0.0852615766563725</text:p>
          </table:table-cell>
          <table:table-cell table:formula="of:=1/[.J5]" office:value-type="float" office:value="11.7286125734019" calcext:value-type="float">
            <text:p>11.7286125734019</text:p>
          </table:table-cell>
          <table:table-cell table:formula="of:=[.K5]*1000" office:value-type="float" office:value="11728.6125734019" calcext:value-type="float">
            <text:p>11728.6125734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$2]/[.A6]" office:value-type="float" office:value="500000" calcext:value-type="float">
            <text:p>500000</text:p>
          </table:table-cell>
          <table:table-cell table:formula="of:=1000*256/[.B6]" office:value-type="float" office:value="0.512" calcext:value-type="float">
            <text:p>0.512</text:p>
          </table:table-cell>
          <table:table-cell table:formula="of:=[.C6]/256" office:value-type="float" office:value="0.002" calcext:value-type="float">
            <text:p>0.0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formula="of:=[.H6]/3600" office:value-type="float" office:value="0.555555555555556" calcext:value-type="float">
            <text:p>0.555555555555556</text:p>
          </table:table-cell>
          <table:table-cell table:formula="of:=[.I6]/[.$H$3]" office:value-type="float" office:value="0.170523153312745" calcext:value-type="float">
            <text:p>0.170523153312745</text:p>
          </table:table-cell>
          <table:table-cell table:formula="of:=1/[.J6]" office:value-type="float" office:value="5.86430628670095" calcext:value-type="float">
            <text:p>5.86430628670095</text:p>
          </table:table-cell>
          <table:table-cell table:formula="of:=[.K6]*1000" office:value-type="float" office:value="5864.30628670095" calcext:value-type="float">
            <text:p>5864.30628670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$2]/[.A7]" office:value-type="float" office:value="250000" calcext:value-type="float">
            <text:p>250000</text:p>
          </table:table-cell>
          <table:table-cell table:formula="of:=1000*256/[.B7]" office:value-type="float" office:value="1.024" calcext:value-type="float">
            <text:p>1.024</text:p>
          </table:table-cell>
          <table:table-cell table:formula="of:=[.C7]/256" office:value-type="float" office:value="0.004" calcext:value-type="float">
            <text:p>0.0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formula="of:=[.H7]/3600" office:value-type="float" office:value="1.38888888888889" calcext:value-type="float">
            <text:p>1.38888888888889</text:p>
          </table:table-cell>
          <table:table-cell table:formula="of:=[.I7]/[.$H$3]" office:value-type="float" office:value="0.426307883281863" calcext:value-type="float">
            <text:p>0.426307883281863</text:p>
          </table:table-cell>
          <table:table-cell table:formula="of:=1/[.J7]" office:value-type="float" office:value="2.34572251468038" calcext:value-type="float">
            <text:p>2.34572251468038</text:p>
          </table:table-cell>
          <table:table-cell table:formula="of:=[.K7]*1000" office:value-type="float" office:value="2345.72251468038" calcext:value-type="float">
            <text:p>2345.72251468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$2]/[.A8]" office:value-type="float" office:value="125000" calcext:value-type="float">
            <text:p>125000</text:p>
          </table:table-cell>
          <table:table-cell table:formula="of:=1000*256/[.B8]" office:value-type="float" office:value="2.048" calcext:value-type="float">
            <text:p>2.048</text:p>
          </table:table-cell>
          <table:table-cell table:formula="of:=[.C8]/256" office:value-type="float" office:value="0.008" calcext:value-type="float">
            <text:p>0.00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000" calcext:value-type="float">
            <text:p>12000</text:p>
          </table:table-cell>
          <table:table-cell table:formula="of:=[.H8]/3600" office:value-type="float" office:value="3.33333333333333" calcext:value-type="float">
            <text:p>3.33333333333333</text:p>
          </table:table-cell>
          <table:table-cell table:formula="of:=[.I8]/[.$H$3]" office:value-type="float" office:value="1.02313891987647" calcext:value-type="float">
            <text:p>1.02313891987647</text:p>
          </table:table-cell>
          <table:table-cell table:formula="of:=1/[.J8]" office:value-type="float" office:value="0.977384381116825" calcext:value-type="float">
            <text:p>0.977384381116825</text:p>
          </table:table-cell>
          <table:table-cell table:formula="of:=[.K8]*1000" office:value-type="float" office:value="977.384381116825" calcext:value-type="float">
            <text:p>977.3843811168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$2]/[.A9]" office:value-type="float" office:value="62500" calcext:value-type="float">
            <text:p>62500</text:p>
          </table:table-cell>
          <table:table-cell table:formula="of:=1000*256/[.B9]" office:value-type="float" office:value="4.096" calcext:value-type="float">
            <text:p>4.096</text:p>
          </table:table-cell>
          <table:table-cell table:formula="of:=[.C9]/256" office:value-type="float" office:value="0.016" calcext:value-type="float">
            <text:p>0.0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table:formula="of:=[.H9]/3600" office:value-type="float" office:value="4.16666666666667" calcext:value-type="float">
            <text:p>4.16666666666667</text:p>
          </table:table-cell>
          <table:table-cell table:formula="of:=[.I9]/[.$H$3]" office:value-type="float" office:value="1.27892364984559" calcext:value-type="float">
            <text:p>1.27892364984559</text:p>
          </table:table-cell>
          <table:table-cell table:formula="of:=1/[.J9]" office:value-type="float" office:value="0.78190750489346" calcext:value-type="float">
            <text:p>0.78190750489346</text:p>
          </table:table-cell>
          <table:table-cell table:formula="of:=[.K9]*1000" office:value-type="float" office:value="781.90750489346" calcext:value-type="float">
            <text:p>781.907504893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$2]/[.A10]" office:value-type="float" office:value="31250" calcext:value-type="float">
            <text:p>31250</text:p>
          </table:table-cell>
          <table:table-cell table:formula="of:=1000*256/[.B10]" office:value-type="float" office:value="8.192" calcext:value-type="float">
            <text:p>8.192</text:p>
          </table:table-cell>
          <table:table-cell table:formula="of:=[.C10]/256" office:value-type="float" office:value="0.032" calcext:value-type="float">
            <text:p>0.0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table:formula="of:=[.H10]/3600" office:value-type="float" office:value="5.55555555555556" calcext:value-type="float">
            <text:p>5.55555555555556</text:p>
          </table:table-cell>
          <table:table-cell table:formula="of:=[.I10]/[.$H$3]" office:value-type="float" office:value="1.70523153312745" calcext:value-type="float">
            <text:p>1.70523153312745</text:p>
          </table:table-cell>
          <table:table-cell table:formula="of:=1/[.J10]" office:value-type="float" office:value="0.586430628670095" calcext:value-type="float">
            <text:p>0.586430628670095</text:p>
          </table:table-cell>
          <table:table-cell table:formula="of:=[.K10]*1000" office:value-type="float" office:value="586.430628670095" calcext:value-type="float">
            <text:p>586.4306286700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$2]/[.A11]" office:value-type="float" office:value="15625" calcext:value-type="float">
            <text:p>15625</text:p>
          </table:table-cell>
          <table:table-cell table:formula="of:=1000*256/[.B11]" office:value-type="float" office:value="16.384" calcext:value-type="float">
            <text:p>16.384</text:p>
          </table:table-cell>
          <table:table-cell table:formula="of:=[.C11]/256" office:value-type="float" office:value="0.064" calcext:value-type="float">
            <text:p>0.06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table:formula="of:=[.H11]/3600" office:value-type="float" office:value="6.94444444444444" calcext:value-type="float">
            <text:p>6.94444444444444</text:p>
          </table:table-cell>
          <table:table-cell table:formula="of:=[.I11]/[.$H$3]" office:value-type="float" office:value="2.13153941640931" calcext:value-type="float">
            <text:p>2.13153941640931</text:p>
          </table:table-cell>
          <table:table-cell table:formula="of:=1/[.J11]" office:value-type="float" office:value="0.469144502936076" calcext:value-type="float">
            <text:p>0.469144502936076</text:p>
          </table:table-cell>
          <table:table-cell table:formula="of:=[.K11]*1000" office:value-type="float" office:value="469.144502936076" calcext:value-type="float">
            <text:p>469.1445029360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$2]/[.A12]" office:value-type="float" office:value="7812.5" calcext:value-type="float">
            <text:p>7812.5</text:p>
          </table:table-cell>
          <table:table-cell table:formula="of:=1000*256/[.B12]" office:value-type="float" office:value="32.768" calcext:value-type="float">
            <text:p>32.768</text:p>
          </table:table-cell>
          <table:table-cell table:formula="of:=[.C12]/256" office:value-type="float" office:value="0.128" calcext:value-type="float">
            <text:p>0.128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$2]/[.A13]" office:value-type="float" office:value="3906.25" calcext:value-type="float">
            <text:p>3906.25</text:p>
          </table:table-cell>
          <table:table-cell table:formula="of:=1000*256/[.B13]" office:value-type="float" office:value="65.536" calcext:value-type="float">
            <text:p>65.536</text:p>
          </table:table-cell>
          <table:table-cell table:formula="of:=[.C13]/256" office:value-type="float" office:value="0.256" calcext:value-type="float">
            <text:p>0.256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$2]/[.A14]" office:value-type="float" office:value="1953.125" calcext:value-type="float">
            <text:p>1953.125</text:p>
          </table:table-cell>
          <table:table-cell table:formula="of:=1000*256/[.B14]" office:value-type="float" office:value="131.072" calcext:value-type="float">
            <text:p>131.072</text:p>
          </table:table-cell>
          <table:table-cell table:formula="of:=[.C14]/256" office:value-type="float" office:value="0.512" calcext:value-type="float">
            <text:p>0.512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A$2]/[.A15]" office:value-type="float" office:value="976.5625" calcext:value-type="float">
            <text:p>976.5625</text:p>
          </table:table-cell>
          <table:table-cell table:formula="of:=1000*256/[.B15]" office:value-type="float" office:value="262.144" calcext:value-type="float">
            <text:p>262.144</text:p>
          </table:table-cell>
          <table:table-cell table:formula="of:=[.C15]/256" office:value-type="float" office:value="1.024" calcext:value-type="float">
            <text:p>1.024</text:p>
          </table:table-cell>
          <table:table-cell table:number-columns-repeated="8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$A$2]/[.A16]" office:value-type="float" office:value="488.28125" calcext:value-type="float">
            <text:p>488.28125</text:p>
          </table:table-cell>
          <table:table-cell table:formula="of:=1000*256/[.B16]" office:value-type="float" office:value="524.288" calcext:value-type="float">
            <text:p>524.288</text:p>
          </table:table-cell>
          <table:table-cell table:formula="of:=[.C16]/256" office:value-type="float" office:value="2.048" calcext:value-type="float">
            <text:p>2.048</text:p>
          </table:table-cell>
          <table:table-cell table:number-columns-repeated="8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$A$2]/[.A17]" office:value-type="float" office:value="244.140625" calcext:value-type="float">
            <text:p>244.140625</text:p>
          </table:table-cell>
          <table:table-cell table:formula="of:=1000*256/[.B17]" office:value-type="float" office:value="1048.576" calcext:value-type="float">
            <text:p>1048.576</text:p>
          </table:table-cell>
          <table:table-cell table:formula="of:=[.C17]/256" office:value-type="float" office:value="4.096" calcext:value-type="float">
            <text:p>4.096</text:p>
          </table:table-cell>
          <table:table-cell table:number-columns-repeated="8"/>
        </table:table-row>
        <table:table-row table:style-name="ro1">
          <table:table-cell table:style-name="ce2" office:value-type="float" office:value="8192" calcext:value-type="float">
            <text:p>8192</text:p>
          </table:table-cell>
          <table:table-cell table:style-name="ce2" table:formula="of:=[.$A$2]/[.A18]" office:value-type="float" office:value="122.0703125" calcext:value-type="float">
            <text:p>122.0703125</text:p>
          </table:table-cell>
          <table:table-cell table:style-name="ce2" table:formula="of:=1000*256/[.B18]" office:value-type="float" office:value="2097.152" calcext:value-type="float">
            <text:p>2097.152</text:p>
          </table:table-cell>
          <table:table-cell table:formula="of:=[.C18]/256" office:value-type="float" office:value="8.192" calcext:value-type="float">
            <text:p>8.192</text:p>
          </table:table-cell>
          <table:table-cell table:number-columns-repeated="8"/>
        </table:table-row>
        <table:table-row table:style-name="ro1">
          <table:table-cell table:style-name="ce3" office:value-type="float" office:value="16384" calcext:value-type="float">
            <text:p>16384</text:p>
          </table:table-cell>
          <table:table-cell table:style-name="ce3" table:formula="of:=[.$A$2]/[.A19]" office:value-type="float" office:value="61.03515625" calcext:value-type="float">
            <text:p>61.03515625</text:p>
          </table:table-cell>
          <table:table-cell table:style-name="ce3" table:formula="of:=1000*256/[.B19]" office:value-type="float" office:value="4194.304" calcext:value-type="float">
            <text:p>4194.304</text:p>
          </table:table-cell>
          <table:table-cell table:formula="of:=[.C19]/256" office:value-type="float" office:value="16.384" calcext:value-type="float">
            <text:p>16.38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bert Alberts</meta:initial-creator>
    <meta:creation-date>2022-04-14T19:34:34.491565640</meta:creation-date>
    <dc:date>2022-04-14T22:20:33.792987521</dc:date>
    <dc:creator>Wilbert Alberts</dc:creator>
    <meta:editing-duration>PT1H22M38S</meta:editing-duration>
    <meta:editing-cycles>1</meta:editing-cycles>
    <meta:document-statistic meta:table-count="1" meta:cell-count="119" meta:object-count="0"/>
    <meta:generator>LibreOffice/7.2.6.2$Linux_X86_64 LibreOffice_project/20$Build-2</meta:generator>
  </office:meta>
</office:document-meta>
</file>